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fb1f8" officeooo:paragraph-rsid="006fb1f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13" style:family="paragraph" style:parent-style-name="Standard">
      <style:text-properties style:font-name="Caligra" officeooo:rsid="004557dc" officeooo:paragraph-rsid="00540c2c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text-properties style:font-name="Caligra" officeooo:rsid="005b81eb" officeooo:paragraph-rsid="005b81eb"/>
    </style:style>
    <style:style style:name="P16" style:family="paragraph" style:parent-style-name="Standard">
      <style:text-properties officeooo:paragraph-rsid="006453bc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d44eb" officeooo:paragraph-rsid="008d44eb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e0f70" officeooo:paragraph-rsid="008e0f70" style:font-size-asian="11pt" style:font-name-complex="Arial" style:font-size-complex="11pt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90084c" officeooo:paragraph-rsid="0090084c" style:font-size-asian="11pt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90cec5" officeooo:paragraph-rsid="0090cec5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910564" officeooo:paragraph-rsid="00910564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9a21f1" officeooo:paragraph-rsid="009a21f1" style:font-size-asian="11pt" style:font-weight-asian="normal" style:font-name-complex="Arial" style:font-size-complex="11pt" style:font-weight-complex="normal"/>
    </style:style>
    <style:style style:name="P33" style:family="paragraph" style:parent-style-name="Standard">
      <style:text-properties style:font-name="Caligra" fo:font-size="11pt" officeooo:rsid="008d44eb" officeooo:paragraph-rsid="008d44eb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9228cb" officeooo:paragraph-rsid="009228cb" style:font-size-asian="11pt" style:font-name-complex="Arial" style:font-size-complex="11pt"/>
    </style:style>
    <style:style style:name="P36" style:family="paragraph" style:parent-style-name="Standard">
      <style:text-properties style:font-name="Caligra" fo:font-size="11pt" officeooo:rsid="00963453" officeooo:paragraph-rsid="00963453" style:font-size-asian="11pt" style:font-name-complex="Arial" style:font-size-complex="11pt"/>
    </style:style>
    <style:style style:name="P37" style:family="paragraph" style:parent-style-name="Standard">
      <style:text-properties style:font-name="Caligra" fo:font-size="11pt" officeooo:rsid="0096ca23" officeooo:paragraph-rsid="0096ca23" style:font-size-asian="11pt" style:font-name-complex="Arial" style:font-size-complex="11pt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6ca572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89a33a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89156b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dabfc"/>
    </style:style>
    <style:style style:name="T14" style:family="text">
      <style:text-properties officeooo:rsid="00942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65919461696">
          <table:table-cell table:style-name="Table1.A1" office:value-type="string">
            <text:p text:style-name="P25">La dernière fois </text:p>
          </table:table-cell>
          <table:table-cell table:style-name="Table1.A1" office:value-type="string">
            <text:p text:style-name="P26"><text:span text:style-name="T4">P</text:span><text:span text:style-name="T3">our aujourd’hui :</text:span></text:p>
          </table:table-cell>
          <table:table-cell table:style-name="Table1.C1" office:value-type="string">
            <text:p text:style-name="P24">suivi : </text:p>
          </table:table-cell>
        </table:table-row>
        <table:table-row table:style-name="TableLine94765912726592">
          <table:table-cell table:style-name="Table1.A2" office:value-type="string">
            <text:p text:style-name="P38">- fait l'expérience 2 de l'activité 1</text:p>
            <text:p text:style-name="P38">- collé l'activité 2 et réfléchi aux questions 1,2,3</text:p>
          </table:table-cell>
          <table:table-cell table:style-name="Table1.A2" office:value-type="string">
            <text:p text:style-name="P39">- exercice 8</text:p>
          </table:table-cell>
          <table:table-cell table:style-name="Table1.C2" office:value-type="string">
            <text:p text:style-name="P22"/>
          </table:table-cell>
        </table:table-row>
      </table:table>
      <text:p text:style-name="P23"/>
      <text:p text:style-name="P17"><text:span text:style-name="T13">2 avril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9"><text:span text:style-name="T6">c</text:span><text:span text:style-name="T5">lasse : <text:s/></text:span><text:span text:style-name="T7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9">Rappel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2">Correction exercice 8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0">Fiche méthode + correction Q1,2,3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1">Act2</text:p>
          </table:table-cell>
          <table:table-cell table:style-name="Tableau1.B4" office:value-type="string">
            <text:p text:style-name="P35">Prep act2</text:p>
          </table:table-cell>
          <table:table-cell table:style-name="Tableau1.A4" office:value-type="string">
            <text:p text:style-name="P8"/>
          </table:table-cell>
        </table:table-row>
        <table:table-row table:style-name="Tableau1.8">
          <table:table-cell table:style-name="Tableau1.A4" office:value-type="string">
            <text:p text:style-name="P28"><text:span text:style-name="T14">(</text:span>Correction dernier exercice de l'évaluation<text:span text:style-name="T14">)</text:span>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4" office:value-type="string">
            <text:p text:style-name="P27">Act3</text:p>
          </table:table-cell>
          <table:table-cell table:style-name="Tableau1.B4" office:value-type="string">
            <text:p text:style-name="P33">Thermomètre</text:p>
            <text:p text:style-name="P37">bécher plaque chauffante</text:p>
            <text:p text:style-name="P36">fiche méthode tracer un graphiqu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1">+ matériel + tables</text:span></text:p>
          </table:table-cell>
          <table:table-cell table:style-name="Tableau1.B10" office:value-type="string">
            <text:p text:style-name="P13"/>
          </table:table-cell>
          <table:table-cell table:style-name="Tableau1.A10" office:value-type="string">
            <text:p text:style-name="P15">5min</text:p>
          </table:table-cell>
        </table:table-row>
      </table:table>
      <text:p text:style-name="P14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65865538096">
          <table:table-cell table:style-name="Tableau2.A1" office:value-type="string">
            <text:p text:style-name="P21">Matériel</text:p>
          </table:table-cell>
          <table:table-cell table:style-name="Tableau2.A1" office:value-type="string">
            <text:p text:style-name="P21"><text:span text:style-name="T12">T</text:span>ravail <text:span text:style-name="T12">non fait</text:span></text:p>
          </table:table-cell>
          <table:table-cell table:style-name="Tableau2.A1" office:value-type="string">
            <text:p text:style-name="P21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1">Comportement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33S</meta:editing-duration>
    <meta:editing-cycles>46</meta:editing-cycles>
    <meta:generator>LibreOffice/7.0.4.2$Linux_X86_64 LibreOffice_project/00$Build-2</meta:generator>
    <meta:creation-date>2021-02-04T16:16:38.289524303</meta:creation-date>
    <meta:initial-creator>J Cercy</meta:initial-creator>
    <dc:date>2021-04-02T01:30:21.160763160</dc:date>
    <dc:creator>J Cercy</dc:creator>
    <meta:document-statistic meta:table-count="3" meta:image-count="0" meta:object-count="0" meta:page-count="1" meta:paragraph-count="30" meta:word-count="87" meta:character-count="530" meta:non-whitespace-character-count="466"/>
    <meta:template xlink:type="simple" xlink:actuate="onRequest" xlink:title="fiche_de_prep_type" xlink:href="../fiche_de_prep_type.ott" meta:date="2021-02-04T16:16:36.866451548"/>
  </office:meta>
</office:document-meta>
</file>